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sans-serif"/>
    <style:font-face style:name="Palatino" svg:font-family="Palatino, 'Palatino Linotype', Pahoran, Georgia, 'Times New Roman', serif"/>
    <style:font-face style:name="FreeSans1" svg:font-family="FreeSans" style:font-family-generic="swiss"/>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Georgia" fo:font-size="16pt" officeooo:rsid="000609fd" officeooo:paragraph-rsid="000609fd" style:font-size-asian="16pt" style:font-size-complex="16pt"/>
    </style:style>
    <style:style style:name="P2" style:family="paragraph" style:parent-style-name="Standard">
      <style:paragraph-properties fo:text-align="center" style:justify-single-word="false"/>
      <style:text-properties style:font-name="Georgia" fo:font-size="14pt" fo:font-style="italic" officeooo:rsid="000609fd" officeooo:paragraph-rsid="000609fd" style:font-size-asian="14pt" style:font-style-asian="italic" style:font-size-complex="14pt" style:font-style-complex="italic"/>
    </style:style>
    <style:style style:name="P3" style:family="paragraph" style:parent-style-name="Standard">
      <style:text-properties style:font-name="Georgia" officeooo:rsid="000609fd" officeooo:paragraph-rsid="000609fd"/>
    </style:style>
    <style:style style:name="P4" style:family="paragraph" style:parent-style-name="Standard">
      <style:text-properties style:font-name="Georgia" fo:font-size="11pt" officeooo:rsid="000609fd" officeooo:paragraph-rsid="000609fd" style:font-size-asian="11pt" style:font-size-complex="11pt"/>
    </style:style>
    <style:style style:name="P5" style:family="paragraph" style:parent-style-name="Standard">
      <style:text-properties fo:color="#ff3333" style:text-line-through-style="solid" style:text-line-through-type="single" style:font-name="Georgia" fo:font-size="11pt" officeooo:rsid="000609fd" officeooo:paragraph-rsid="000609fd" style:font-size-asian="11pt" style:font-size-complex="11pt"/>
    </style:style>
    <style:style style:name="P6" style:family="paragraph" style:parent-style-name="Footnote">
      <style:text-properties officeooo:rsid="000648e4" officeooo:paragraph-rsid="000648e4"/>
    </style:style>
    <style:style style:name="T1" style:family="text">
      <style:text-properties fo:color="#ff3333" style:text-line-through-style="solid" style:text-line-through-type="single"/>
    </style:style>
    <style:style style:name="T2" style:family="text">
      <style:text-properties fo:color="#ff3333" style:text-line-through-style="solid" style:text-line-through-type="single" officeooo:rsid="00079b8a"/>
    </style:style>
    <style:style style:name="T3" style:family="text">
      <style:text-properties fo:color="#ff3333" style:text-line-through-style="none" style:text-line-through-type="none"/>
    </style:style>
    <style:style style:name="T4" style:family="text">
      <style:text-properties fo:color="#ff3333" style:text-line-through-style="none" style:text-line-through-type="none" style:text-underline-style="solid" style:text-underline-width="auto" style:text-underline-color="font-color"/>
    </style:style>
    <style:style style:name="T5" style:family="text">
      <style:text-properties fo:color="#ff3333" style:text-line-through-style="none" style:text-line-through-type="none" style:text-underline-style="solid" style:text-underline-width="auto" style:text-underline-color="font-color" officeooo:rsid="000648e4"/>
    </style:style>
    <style:style style:name="T6" style:family="text">
      <style:text-properties fo:color="#ff3333" style:text-underline-style="solid" style:text-underline-width="auto" style:text-underline-color="font-color"/>
    </style:style>
    <style:style style:name="T7" style:family="text">
      <style:text-properties fo:color="#ff3333" style:text-underline-style="solid" style:text-underline-width="auto" style:text-underline-color="font-color" officeooo:rsid="000648e4"/>
    </style:style>
    <style:style style:name="T8" style:family="text">
      <style:text-properties fo:color="#ff3333" style:text-underline-style="solid" style:text-underline-width="auto" style:text-underline-color="font-color" officeooo:rsid="00079b8a"/>
    </style:style>
    <style:style style:name="T9" style:family="text">
      <style:text-properties fo:color="#ff3333" style:text-underline-style="none"/>
    </style:style>
    <style:style style:name="T10" style:family="text">
      <style:text-properties fo:color="#ff3333" officeooo:rsid="00079b8a"/>
    </style:style>
    <style:style style:name="T11" style:family="text">
      <style:text-properties officeooo:rsid="000648e4"/>
    </style:style>
    <style:style style:name="T12" style:family="text">
      <style:text-properties officeooo:rsid="00079b8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Articles of Faith<text:note text:id="ftn0" text:note-class="footnote"><text:note-citation>1</text:note-citation><text:note-body><text:p text:style-name="P6">The comparison was done by taking the text from LDS.org and revising it with text from MORMON.org. <text:span text:style-name="T12">Differences between the two are highlighted in red. Deletions from the original articles are set off by </text:span><text:span text:style-name="T2">strike-through font</text:span><text:span text:style-name="T12">, while additions are </text:span><text:span text:style-name="T8">underlined</text:span><text:span text:style-name="T12">.</text:span></text:p></text:note-body></text:note></text:p>
      <text:p text:style-name="P2">of The Church of Jesus Christ of Latter-day Saints</text:p>
      <text:p text:style-name="P3"/>
      <text:p text:style-name="P4">1 We believe in God<text:span text:style-name="T1">,</text:span> the <text:span text:style-name="T1">Eternal</text:span> Father<text:span text:style-name="T1">,</text:span><text:span text:style-name="T4">;</text:span> <text:span text:style-name="T1">and in</text:span> His Son, Jesus Christ<text:span text:style-name="T1">,</text:span><text:span text:style-name="T6">;</text:span> and <text:span text:style-name="T1">in</text:span> the Holy Ghost.</text:p>
      <text:p text:style-name="P4"/>
      <text:p text:style-name="P4">2 <text:span text:style-name="T1">We believe</text:span> <text:span text:style-name="T6">T</text:span>hat men will be punished <text:span text:style-name="T6">only</text:span> for their own sins<text:span text:style-name="T1">,</text:span> and not for Adam’s transgression.</text:p>
      <text:p text:style-name="P4"/>
      <text:p text:style-name="P4">3 <text:span text:style-name="T1">We believe</text:span> <text:span text:style-name="T6">T</text:span>hat through <text:span text:style-name="T1">the Atonement of</text:span> Christ<text:span text:style-name="T6">’s Atonement</text:span>, we can <text:span text:style-name="T1">all mankind may</text:span> be saved<text:span text:style-name="T1">,</text:span> by obedience to the laws and ordinances of the Gospel.</text:p>
      <text:p text:style-name="P4"/>
      <text:p text:style-name="P4">4 <text:span text:style-name="T1">We believe</text:span> <text:span text:style-name="T6">T</text:span>hat <text:span text:style-name="T1">the first principles and ordinances of the Gospel are: first,</text:span> <text:span text:style-name="T6">f</text:span>aith in <text:span text:style-name="T1">the Lord</text:span> Jesus Christ<text:span text:style-name="T1">;</text:span><text:span text:style-name="T6">,</text:span> <text:span text:style-name="T1">second,</text:span> <text:span text:style-name="T6">r</text:span>epentance<text:span text:style-name="T1">;</text:span><text:span text:style-name="T6">,</text:span> <text:span text:style-name="T1">third,</text:span> <text:span text:style-name="T6">b</text:span>aptism by immersion<text:span text:style-name="T6">,</text:span> <text:span text:style-name="T1">for the remission of sins; fourth, Laying on of hands for the</text:span> <text:span text:style-name="T6">confirmation, and receiving the</text:span> gift of the Holy Ghost <text:span text:style-name="T7">are all necessary for salvation</text:span>.</text:p>
      <text:p text:style-name="P4"/>
      <text:p text:style-name="P4">5 <text:span text:style-name="T1">We believe that a man must be called of God, by prophecy, and by the laying on of hands by those who are in authority, to preach the Gospel and administer in the ordinances thereof.</text:span><text:span text:style-name="T3"> </text:span><text:span text:style-name="T5">That leaders and teachers in the Church must be chosen and ordained by priesthood power.</text:span></text:p>
      <text:p text:style-name="P4"/>
      <text:p text:style-name="P4">6 <text:span text:style-name="T1">We believe in the same organization that existed in the Primitive Church, namely, apostles, prophets, pastors, teachers, evangelists, and so forth.</text:span> <text:span text:style-name="T7">That Christ’s Church today is organized as it was when He first established it.</text:span></text:p>
      <text:p text:style-name="P4"/>
      <text:p text:style-name="P4">7 <text:span text:style-name="T1">We believe in the gift of tongues, prophecy, revelation, visions, healing, interpretation of tongues, and so forth.</text:span><text:span text:style-name="T3"> </text:span><text:span text:style-name="T5">In modern-day revelation and priesthood healing and blessing.</text:span></text:p>
      <text:p text:style-name="P4"/>
      <text:p text:style-name="P4">8 <text:span text:style-name="T1">We believe</text:span><text:span text:style-name="T3"> </text:span><text:span text:style-name="T5">That</text:span> the Bible <text:span text:style-name="T1">to be the word of God as far as it is translated correctly; we also believe the</text:span> <text:span text:style-name="T7">and</text:span><text:span text:style-name="T11"> </text:span>Book of Mormon <text:span text:style-name="T7">are both divinely revealed scripture</text:span> <text:span text:style-name="T1">to be the word of God</text:span>.</text:p>
      <text:p text:style-name="P4"/>
      <text:p text:style-name="P4">9 <text:span text:style-name="T1">We believe all that God has revealed, all that He does now reveal, and we believe that He will yet reveal many great and important things pertaining to the Kingdom of God.</text:span> <text:span text:style-name="T7">That God has communicated with and will continue to communicate with humankind.</text:span></text:p>
      <text:p text:style-name="P4"/>
      <text:p text:style-name="P4">10 <text:span text:style-name="T1">We believe</text:span> <text:span text:style-name="T7">I</text:span>n the literal gathering of Israel and in the restoration of the <text:span text:style-name="T7">t</text:span>en <text:span text:style-name="T7">t</text:span>ribes<text:span text:style-name="T1">;</text:span><text:span text:style-name="T6">,</text:span><text:span text:style-name="T9"> </text:span><text:span text:style-name="T7">and</text:span> that Zion <text:span text:style-name="T1">(the New Jerusalem)</text:span> will be built upon the American continent<text:span text:style-name="T1">; that</text:span> <text:span text:style-name="T7">when</text:span><text:span text:style-name="T11"> </text:span>Christ <text:span text:style-name="T1">will</text:span> reign<text:span text:style-name="T7">s</text:span> <text:span text:style-name="T1">personally upon</text:span> <text:span text:style-name="T7">on</text:span><text:span text:style-name="T11"> </text:span>the earth<text:span text:style-name="T6">.</text:span><text:span text:style-name="T9"> </text:span><text:span text:style-name="T1">; and, that the earth will be renewed and receive its paradisiacal glory.</text:span></text:p>
      <text:p text:style-name="P4"/>
      <text:p text:style-name="P4">11 <text:span text:style-name="T1">We claim the privilege of worshiping Almighty God according to the dictates of our own conscience, and allow all men the same privilege, let them worship how, where, or what they may.</text:span> <text:span text:style-name="T7">In worshipping God according to our own dictates and allowing others to do likewise.</text:span></text:p>
      <text:p text:style-name="P4"/>
      <text:p text:style-name="P4">12 <text:span text:style-name="T1">We believe</text:span> <text:span text:style-name="T7">I</text:span>n <text:span text:style-name="T1">being subject to kings, presidents, rulers, and magistrates, in obeying, honoring, and</text:span> sustaining the law<text:span text:style-name="T7">s and leaders of the land</text:span>.</text:p>
      <text:p text:style-name="P4"/>
      <text:p text:style-name="P4">13 <text:span text:style-name="T1">We believe</text:span> <text:span text:style-name="T7">I</text:span>n being <text:span text:style-name="T6">“</text:span>honest, true, chaste, benevolent, virtuous, and in doing good to all men<text:span text:style-name="T6">.”</text:span><text:span text:style-name="T1">; indeed, we may say that we follow the admonition of Paul—We believe all things, we hope all things, we have endured many things, and hope to be able to endure all things. If there is anything virtuous, lovely, or of good report or praiseworthy, we seek after these things.</text:span></text:p>
      <text:p text:style-name="P4"/>
      <text:p text:style-name="P5">Joseph Smith.</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sans-serif"/>
    <style:font-face style:name="Palatino" svg:font-family="Palatino, 'Palatino Linotype', Pahoran, Georgia, 'Times New Roman', serif"/>
    <style:font-face style:name="FreeSans1" svg:font-family="FreeSans" style:font-family-generic="swiss"/>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4T11:59:41.706058612</meta:creation-date>
    <dc:date>2018-09-24T12:24:31.306559705</dc:date>
    <meta:editing-duration>PT1M38S</meta:editing-duration>
    <meta:editing-cycles>1</meta:editing-cycles>
    <meta:document-statistic meta:table-count="0" meta:image-count="0" meta:object-count="0" meta:page-count="1" meta:paragraph-count="17" meta:word-count="558" meta:character-count="3205" meta:non-whitespace-character-count="2665"/>
    <meta:generator>LibreOffice/5.1.6.2$Linux_X86_64 LibreOffice_project/10m0$Build-2</meta:generator>
  </office:meta>
</office:document-meta>
</file>